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000000355CF34A600.png"/>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0000003559154B356.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weight="normal" style:font-weight-asian="normal" style:font-weight-complex="normal"/>
    </style:style>
    <style:style style:name="P3" style:family="paragraph" style:parent-style-name="Command_20_Line">
      <style:text-properties fo:font-weight="bold" style:font-weight-asian="bold" style:font-weight-complex="bold"/>
    </style:style>
    <style:style style:name="P4" style:family="paragraph" style:parent-style-name="Section_20_Heading">
      <style:text-properties fo:font-size="22pt" style:font-size-asian="22pt" style:font-size-complex="22pt"/>
    </style:style>
    <style:style style:name="P5" style:family="paragraph" style:parent-style-name="Preformatted_20_Text">
      <style:paragraph-properties fo:margin-top="0in" fo:margin-bottom="0.1965in"/>
    </style:style>
    <style:style style:name="P6" style:family="paragraph" style:parent-style-name="Body_20_Text">
      <style:text-properties fo:font-weight="bold" style:font-weight-asian="bold" style:font-weight-complex="bold"/>
    </style:style>
    <style:style style:name="P7" style:family="paragraph" style:parent-style-name="Body_20_Text">
      <style:text-properties fo:font-weight="bold" style:font-weight-asian="normal" style:font-weight-complex="normal"/>
    </style:style>
    <style:style style:name="P8" style:family="paragraph" style:parent-style-name="Body_20_Text">
      <style:text-properties fo:font-weight="normal" style:font-weight-asian="normal" style:font-weight-complex="normal"/>
    </style:style>
    <style:style style:name="P9"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0" style:family="paragraph" style:parent-style-name="Body_20_Text">
      <style:text-properties fo:font-style="italic" style:text-underline-style="none" style:font-style-asian="italic" style:font-style-complex="italic"/>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3"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6"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8"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19"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0" style:family="paragraph" style:parent-style-name="git_20_Response" style:master-page-name="">
      <style:paragraph-properties style:page-number="auto" style:text-autospace="none">
        <style:tab-stops>
          <style:tab-stop style:position="0.4791in"/>
        </style:tab-stops>
      </style:paragraph-properties>
    </style:style>
    <style:style style:name="P21"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2" style:family="paragraph" style:parent-style-name="SubTitles">
      <style:text-properties fo:font-size="10pt" style:font-size-asian="10pt" style:font-size-complex="10pt"/>
    </style:style>
    <style:style style:name="P23" style:family="paragraph" style:parent-style-name="SubTitles">
      <style:text-properties fo:font-size="10pt" fo:font-style="italic" style:font-size-asian="10pt" style:font-style-asian="italic" style:font-size-complex="10pt" style:font-style-complex="italic"/>
    </style:style>
    <style:style style:name="P24" style:family="paragraph" style:parent-style-name="SubTitles">
      <style:text-properties fo:font-size="10pt" fo:font-style="italic" style:text-underline-style="none" style:font-size-asian="10pt" style:font-style-asian="italic" style:font-size-complex="10pt" style:font-style-complex="italic"/>
    </style:style>
    <style:style style:name="P25"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git_20_Response">
      <style:text-properties fo:color="#ff0000"/>
    </style:style>
    <style:style style:name="P27" style:family="paragraph" style:parent-style-name="git_20_Response">
      <style:text-properties fo:font-style="normal" style:font-style-asian="normal" style:font-style-complex="normal"/>
    </style:style>
    <style:style style:name="P28" style:family="paragraph" style:parent-style-name="Body_20_Text">
      <style:text-properties fo:font-weight="normal" style:font-weight-asian="normal" style:font-weight-complex="normal"/>
    </style:style>
    <style:style style:name="P29"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30"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000000" fo:font-weight="normal" style:font-name-asian="Lucida Console" style:font-weight-asian="bold" style:font-name-complex="Lucida Console" style:font-weight-complex="bold"/>
    </style:style>
    <style:style style:name="T9" style:family="text">
      <style:text-properties fo:font-size="10pt" fo:font-style="italic" style:text-underline-style="none" style:font-size-asian="10pt" style:font-style-asian="italic" style:font-size-complex="10pt" style:font-style-complex="italic"/>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1.8in, 2in, 3.8799in, 5.4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8in, 2in, 3.2in, 5.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11">Certain files are in the projec in order to make Ruby run properly. However there are others that are important to undertsnsd.</text:p>
      <text:p text:style-name="Body_20_Text"><text:soft-page-break/></text:p>
      <text:p text:style-name="P11"><text:span text:style-name="T1">app</text:span> <text:span text:style-name="T1">directory</text:span></text:p>
      <text:p text:style-name="P13"/>
      <text:p text:style-name="Body_20_Text">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6">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1">db directory. </text:p>
      <text:p text:style-name="P8">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2">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11"><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1"><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2"><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6">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6">This is a static page</text:span></text:p>
      <text:p text:style-name="Body_20_Text">- In browser – http://localhost:3000/demo/index – we get the <text:span text:style-name="T5">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6">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1"><text:span text:style-name="T1">root</text:span> <text:span text:style-name="T1">'demo#index' – Root Route</text:span></text:p>
      <text:p text:style-name="P14">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9"/>
      <text:p text:style-name="P9">root 'demo#index' – changed to get 'march1#index'</text:p>
      <text:p text:style-name="P9"/>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1"><text:span text:style-name="T1">class</text:span> <text:span text:style-name="T1">DemoController &lt; ApplicationController</text:span></text:p>
      <text:p text:style-name="Body_20_Text"><text:s text:c="4"/><text:span text:style-name="T6">layout false <text:s text:c="2"/></text:span></text:p>
      <text:p text:style-name="P10"><text:s text:c="4"/></text:p>
      <text:p text:style-name="P10"><text:s text:c="4"/>def index #this is an action</text:p>
      <text:p text:style-name="P10"><text:s text:c="8"/>#render('index') #the default action - does not need to be specified <text:s/>- overridden by the line below</text:p>
      <text:p text:style-name="P10"><text:s text:c="8"/>render('hello') #sets the template for the index action to hello</text:p>
      <text:p text:style-name="P10"><text:s text:c="4"/>end</text:p>
      <text:p text:style-name="P10"><text:s text:c="4"/></text:p>
      <text:p text:style-name="P10"><text:s text:c="4"/>def hello</text:p>
      <text:p text:style-name="P10"><text:s text:c="8"/>#render('hello') #the default action - does not need to be specified - overridden by the line below</text:p>
      <text:p text:style-name="P10"><text:s text:c="8"/>render('index') <text:s/>#sets the template for the hello action to index</text:p>
      <text:p text:style-name="P10"><text:s text:c="4"/>end</text:p>
      <text:p text:style-name="P10">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1"><text:span text:style-name="T1">puts</text:span> <text:span text:style-name="T1">outputs to the console</text:span></text:p>
      <text:p text:style-name="git_20_Response"/>
      <text:p text:style-name="P11"><text:span text:style-name="T1">To</text:span> <text:span text:style-name="T1">get webpage output </text:span></text:p>
      <text:p text:style-name="P6">You have to break the commands into separate lines </text:p>
      <text:p text:style-name="P6"/>
      <text:p text:style-name="Command_20_Line">&lt;% 3.times do |n| %&gt;</text:p>
      <text:p text:style-name="Command_20_Line"><text:s text:c="2"/>&lt;%= n %&gt;&lt;br /&gt;</text:p>
      <text:p text:style-name="Command_20_Line">&lt;% end %&gt;</text:p>
      <text:p text:style-name="P2"/>
      <text:p text:style-name="Body_20_Text">will output 0,1,2 to the webpage</text:p>
      <text:p text:style-name="P6"/>
      <text:p text:style-name="Section_20_Heading">Instance Variables</text:p>
      <text:p text:style-name="P8">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8"/>
      <text:p text:style-name="P8">This will produce 1 2 3 4 5 on the webpage</text:p>
      <text:p text:style-name="P8"/>
      <text:p text:style-name="Body_20_Text">There's a close relationship between the controller and the view. In fact, their code is actually grouped together inside the Rails framework as part of<text:span text:style-name="T3"> action pack</text:span><text:span text:style-name="T7">.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8"/>
      <text:p text:style-name="Section_20_Heading">Links</text:p>
      <text:p text:style-name="P8">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5">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6">class DoNothingYet &lt; ActiveRecord::Migration[5.0]</text:p>
      <text:p text:style-name="P6"><text:s text:c="2"/>def change</text:p>
      <text:p text:style-name="P6"><text:s text:c="2"/>end</text:p>
      <text:p text:style-name="P6">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6">class DoNothingYet &lt; ActiveRecord::Migration[5.0]</text:p>
      <text:p text:style-name="P6"><text:s text:c="2"/>def up</text:p>
      <text:p text:style-name="P6"><text:s text:c="2"/>end</text:p>
      <text:p text:style-name="P6"><text:s text:c="2"/></text:p>
      <text:p text:style-name="P6"><text:s text:c="2"/>def down</text:p>
      <text:p text:style-name="P6"><text:s text:c="2"/>end</text:p>
      <text:p text:style-name="P6"/>
      <text:p text:style-name="P6">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6">class CreateUsers &lt; ActiveRecord::Migration[5.0]</text:p>
      <text:p text:style-name="P6"><text:s text:c="2"/>def up</text:p>
      <text:p text:style-name="P6"><text:s text:c="4"/>create_table :users do |t|</text:p>
      <text:p text:style-name="P6"/>
      <text:p text:style-name="P6"><text:s text:c="6"/>t.timestamps</text:p>
      <text:p text:style-name="P6"><text:s text:c="4"/>end</text:p>
      <text:p text:style-name="P6"><text:s text:c="2"/>end</text:p>
      <text:p text:style-name="P6"><text:s text:c="2"/></text:p>
      <text:p text:style-name="P6"><text:s text:c="2"/>def down</text:p>
      <text:p text:style-name="P6"><text:s text:c="4"/>drop_table :users </text:p>
      <text:p text:style-name="P6"><text:s text:c="2"/>end</text:p>
      <text:p text:style-name="P6"><text:s text:c="2"/></text:p>
      <text:p text:style-name="P6">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2">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2">t.string "last_name", :limit =&gt; 50</text:p>
      <text:p text:style-name="Body_20_Text"/>
      <text:p text:style-name="Body_20_Text">Final code:</text:p>
      <text:p text:style-name="P6">def up</text:p>
      <text:p text:style-name="P6"><text:s text:c="4"/>create_table :users do |t|</text:p>
      <text:p text:style-name="P6"><text:s text:c="6"/>t.column "first_name", :string, :limit =&gt; 25</text:p>
      <text:p text:style-name="P6"><text:s text:c="6"/>t.string "last_name", :limit =&gt; 50</text:p>
      <text:p text:style-name="P6"><text:s text:c="6"/>t.string "email", :default =&gt; '', :null =&gt; false</text:p>
      <text:p text:style-name="P6"><text:s text:c="6"/>t.string "password", :limit =&gt; 40</text:p>
      <text:p text:style-name="P6"><text:s text:c="6"/>t.timestamps</text:p>
      <text:p text:style-name="P6"><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17"/>
      <text:p text:style-name="git_20_Response">database: simple_cms_development</text:p>
      <text:p text:style-name="git_20_Response"/>
      <text:p text:style-name="P18"><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6">class AlterUsers &lt; ActiveRecord::Migration[5.0]</text:p>
      <text:p text:style-name="P6"><text:s text:c="2"/>def up</text:p>
      <text:p text:style-name="P6"><text:s text:c="4"/>rename_table("users", "admin_users")</text:p>
      <text:p text:style-name="P6"><text:s text:c="4"/>add_column("admin_users", "username", :string, :limit =&gt; 25, :after =&gt; "email")</text:p>
      <text:p text:style-name="P6"><text:s text:c="4"/>change_column("admin_users", "email", :string, :limit =&gt; 100)</text:p>
      <text:p text:style-name="P6"><text:soft-page-break/><text:s text:c="4"/>rename_column("admin_users", "password", "hashed_password")</text:p>
      <text:p text:style-name="P6"><text:s text:c="4"/>puts "*** Adding an index ***"</text:p>
      <text:p text:style-name="P6"><text:s text:c="4"/>add_index("admin_users", "username") <text:s/></text:p>
      <text:p text:style-name="P6"><text:s text:c="2"/>end</text:p>
      <text:p text:style-name="P6"><text:s text:c="2"/></text:p>
      <text:p text:style-name="P6"><text:s text:c="2"/>def down</text:p>
      <text:p text:style-name="P6"><text:s text:c="4"/>remove_index("admin_users", "username")</text:p>
      <text:p text:style-name="P6"><text:s text:c="4"/>rename_column("admin_users", "hashed_password", "password")</text:p>
      <text:p text:style-name="P6"><text:s text:c="4"/>change_column("admin_users", "email", :string, :default =&gt; '', :null =&gt; false)</text:p>
      <text:p text:style-name="P6"><text:s text:c="4"/>remove_column("admin_users", "username")</text:p>
      <text:p text:style-name="P6"><text:s text:c="4"/>rename_table("admin_users", "users") <text:s/></text:p>
      <text:p text:style-name="P6"><text:s text:c="2"/>end</text:p>
      <text:p text:style-name="P6">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7"/>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2">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2">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2">New/save </text:p>
      <text:p text:style-name="P13"/>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2">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3">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3">subject.update_attributes(:name =&gt; 'Next Subject', :visible =&gt; true)</text:p>
      <text:p text:style-name="P20"><text:span text:style-name="T1"><text:s/></text:span><text:span text:style-name="T8"><text:s text:c="2"/>(0.0ms) <text:s/>BEGIN</text:span></text:p>
      <text:p text:style-name="P19"><text:s text:c="2"/>SQL (0.0ms) <text:s/>UPDATE `subjects` SET `name` = 'Next Subject', `visible` = 1, `updated_at` = '2017-03-04 19:14:12' WHERE `subjects`.`id` = 2</text:p>
      <text:p text:style-name="P19"><text:soft-page-break/><text:s text:c="3"/>(0.0ms) <text:s/>COMMIT</text:p>
      <text:p text:style-name="P19">=&gt; true</text:p>
      <text:p text:style-name="P3">subject.name</text:p>
      <text:p text:style-name="P21">=&gt; "Next Subject"</text:p>
      <text:p text:style-name="P3">subject.new_record?</text:p>
      <text:p text:style-name="P21">=&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1"><text:span text:style-name="T1">Note</text:span>: <text:span text:style-name="T1">to run any new scopes, you must close the rails console and reopen it</text:span></text:p>
      <text:p text:style-name="P15"/>
      <text:p text:style-name="P15"/>
      <text:p text:style-name="Chapter_20_Heading"><text:soft-page-break/>Associations</text:p>
      <text:p text:style-name="P15"/>
      <text:p text:style-name="Section_20_Heading">Relationship Types</text:p>
      <text:p text:style-name="P15">There are three main relational database types, one-to-one, one-to-many, and many-to-many. ActiveRecord provides something called associations that allow us to define these relationships. </text:p>
      <text:p text:style-name="P15"/>
      <text:p text:style-name="P16">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15"/>
      <text:p text:style-name="P12">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8"/>
      <text:p text:style-name="P7">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6"/>
      <text:p text:style-name="P6">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23">Corresponding Active Record Associations</text:p>
      <text:p text:style-name="Body_20_Text"/>
      <text:p text:style-name="P12">One-to-One </text:p>
      <text:p text:style-name="P8">classroom has_one :teacher</text:p>
      <text:p text:style-name="P8">teacher belongs_to :classroom</text:p>
      <text:p text:style-name="P14"/>
      <text:p text:style-name="P7">One-to-Many</text:p>
      <text:p text:style-name="P8">teacher has_many :courses</text:p>
      <text:p text:style-name="P8">course belongs_to :teacher</text:p>
      <text:p text:style-name="P8"/>
      <text:p text:style-name="P6">Many-to-Many</text:p>
      <text:p text:style-name="P8">course has_and_belongs_to_many :students</text:p>
      <text:p text:style-name="P8">student has_and_belongs_to_many :courses</text:p>
      <text:p text:style-name="P8"/>
      <text:p text:style-name="Section_20_Heading">One-to-One Associations</text:p>
      <text:p text:style-name="P8">For unique items that a person or a thing can have only one of. </text:p>
      <text:p text:style-name="P8"><text:soft-page-break/>To break up a single table – easier access of certain data (Zip Codes, etc.)</text:p>
      <text:p text:style-name="P8"/>
      <text:p text:style-name="P24">Practice:</text:p>
      <text:p text:style-name="P8">We'll pretend that a subject can have only one page associated with it, and the page will belong to a subject. There are two tips to remember before we start defining associations. </text:p>
      <text:p text:style-name="P8">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8">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25">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22">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9">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11">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10">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10">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draw:frame draw:style-name="fr14" draw:name="graphics14" text:anchor-type="paragraph" svg:x="0.0665in" svg:y="0in" svg:width="4.4902in" svg:height="2.578in" draw:z-index="13"><draw:image xlink:href="Pictures/100000000000057000000355CF34A600.png" xlink:type="simple" xlink:show="embed" xlink:actuate="onLoad"/></draw:frame>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draw:frame draw:style-name="fr15" draw:name="graphics15" text:anchor-type="paragraph" svg:x="0.0181in" svg:y="0.0972in" svg:width="4.3827in" svg:height="2.6528in" draw:z-index="14"><draw:image xlink:href="Pictures/1000000000000570000003559154B356.png" xlink:type="simple" xlink:show="embed" xlink:actuate="onLoad"/></draw:frame></text:p>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text:soft-page-break/>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8">Admin_user model</text:p>
      <text:p text:style-name="P8"><text:tab/>add <text:span text:style-name="T1">has_many :section_edits</text:span></text:p>
      <text:p text:style-name="P8">Section-Edit model</text:p>
      <text:p text:style-name="P8"><text:tab/>add <text:span text:style-name="T1">belongs_to :admin_user</text:span><text:line-break/> <text:s/><text:tab/>add <text:span text:style-name="T1">belongs_to :section</text:span></text:p>
      <text:p text:style-name="P8">Section model</text:p>
      <text:p text:style-name="P8"><text:tab/>add <text:s text:c="2"/><text:span text:style-name="T1">has_many :section_edits</text:span></text:p>
      <text:p text:style-name="P8"/>
      <text:p text:style-name="P8"><text:span text:style-name="T3">In rails console</text:span>:</text:p>
      <text:p text:style-name="P8"/>
      <text:p text:style-name="P8">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10">SELECT <text:s/>`pages`.* FROM `pages` WHERE `pages`.`id` = 3 LIMIT 1</text:span></text:p>
      <text:p text:style-name="P26"><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7">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7"><text:soft-page-break/>Look for section_edits</text:p>
      <text:p text:style-name="P27"/>
      <text:p text:style-name="Command_20_Line">section.section_edits – <text:span text:style-name="T12">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10">NSERT INTO `section_edits` (`admin_user_id`, `section_id`, `summary`, `created_at`, `updated_at`) VALUES (1, 1, 'Test Edit', '2017-03-06 15:56:15', '2017-03-06 15:56:15')</text:span></text:p>
      <text:p text:style-name="P26"><text:s text:c="3"/>(0.5ms) <text:s/>COMMIT</text:p>
      <text:p text:style-name="git_20_Response">=&gt; #&lt;SectionEdit id: 1, admin_user_id: 1, section_id: 1, summary: "Test Edit", created_at: "2017-03-06 15:56:15", updated_at: "2017-03-06 15:56:15"&gt;</text:p>
      <text:p text:style-name="Body_20_Text"/>
      <text:p text:style-name="Body_20_Text">Look for the admin section_edits</text:p>
      <text:p text:style-name="Command_20_Line"><text:s/>me.section_edits.reload</text:p>
      <text:p text:style-name="git_20_Response"><text:s text:c="2"/>SectionEdit Load (0.5ms) <text:s/><text:span text:style-name="T10">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ext:soft-page-break/>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29"><text:tab/><text:span text:style-name="T1">admin_user – has_many :section_edits</text:span></text:p>
      <text:p text:style-name="Body_20_Text"/>
      <text:p text:style-name="Body_20_Text">After that, we can add in another relationship using <text:span text:style-name="T1">has_many:through</text:span>.</text:p>
      <text:p text:style-name="P29"><text:span text:style-name="T1"><text:tab/>has_many :sections, :through =&gt; :section_edits</text:span></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8"/>
      <text:p text:style-name="P8">In Rails Console</text:p>
      <text:p text:style-name="P8">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10">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10">SELECT `sections`.* FROM `sections` INNER JOIN `section_edits` ON `sections`.`id` = `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10">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10">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10">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text:soft-page-break/>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06T12:02:33.94</dc:date>
    <dc:creator>Green Leaf Services</dc:creator>
    <meta:editing-duration>P2DT18H16M31S</meta:editing-duration>
    <meta:editing-cycles>253</meta:editing-cycles>
    <meta:generator>OpenOffice/4.1.3$Win32 OpenOffice.org_project/413m1$Build-9783</meta:generator>
    <meta:document-statistic meta:table-count="0" meta:image-count="15" meta:object-count="0" meta:page-count="38" meta:paragraph-count="1004" meta:word-count="17062" meta:character-count="102781"/>
  </office:meta>
</office:document-meta>
</file>